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228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</office:automatic-styles>
  <office:body>
    <office:spreadsheet>
      <table:table table:name="Power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/>
        </table:table-row>
        <table:table-row table:style-name="ro1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/>
        </table:table-row>
        <table:table-row table:style-name="ro1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/>
        </table:table-row>
        <table:table-row table:style-name="ro1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/>
        </table:table-row>
        <table:table-row table:style-name="ro1">
          <table:table-cell table:style-name="ce1" office:value-type="string" calcext:value-type="string">
            <text:p>VDDout</text:p>
          </table:table-cell>
          <table:table-cell table:style-name="ce1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/>
        </table:table-row>
        <table:table-row table:style-name="ro1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/>
        </table:table-row>
        <table:table-row table:style-name="ro1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6"/>
          <table:table-cell table:style-name="ce2" office:value-type="string" calcext:value-type="string">
            <text:p>All values are given as a typical example. </text:p>
          </table:table-cell>
          <table:table-cell/>
          <table:table-cell table:style-name="ce2" office:value-type="string" calcext:value-type="string">
            <text:p>The filtering RLC circuit is given as an example. Depending on the application the user may only need a 100nF 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6"/>
          <table:table-cell table:style-name="ce2" office:value-type="string" calcext:value-type="string">
            <text:p>The decoupling capacitors must be connected as close as possible to each POWER pin </text:p>
          </table:table-cell>
          <table:table-cell/>
          <table:table-cell table:style-name="ce2" office:value-type="string" calcext:value-type="string">
            <text:p>The two diodes provide a “switch over circuit” (for illustration purpose) between the backup battery and the main supply, when the system is put in backup mode. </text:p>
          </table:table-cell>
          <table:table-cell/>
        </table:table-row>
      </table:table>
      <table:table table:name="MIC5353 heat sink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mponent parameters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θja</text:p>
          </table:table-cell>
          <table:table-cell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1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</table:table-row>
        <table:table-row table:style-name="ro4">
          <table:table-cell table:style-name="ce2" office:value-type="string" calcext:value-type="string">
            <text:p>θj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4">
          <table:table-cell table:style-name="ce2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table:style-name="ce2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"/>
        </table:table-row>
      </table:table>
      <table:table table:name="Misc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3" office:value-type="string" calcext:value-type="string">
            <text:p>CX1 = 2(Ccrystal – Cstray-Cinternal) </text:p>
          </table:table-cell>
          <table:table-cell/>
          <table:table-cell table:formula="of:=2*([.C7]-[.C6]-[.C5])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4">
      <number:text-content/>
      <style:map style:condition="value()&gt;=0" style:apply-style-name="N124P0"/>
    </number:text-style>
    <number:date-style style:name="N125P0" style:volatile="true">
      <number:month/>
      <number:text>/</number:text>
      <number:day/>
      <number:text>/</number:text>
      <number:year/>
    </number:date-style>
    <number:text-style style:name="N125">
      <number:text-content/>
      <style:map style:condition="value()&gt;=0" style:apply-style-name="N125P0"/>
    </number:text-style>
    <number:number-style style:name="N12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37" number:language="en" number:country="US">
      <number:text-content/>
      <style:map style:condition="value()&gt;=0" style:apply-style-name="N10137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7-15T11:00:52.799000000</dc:date>
    <meta:editing-duration>PT11H42M52S</meta:editing-duration>
    <meta:editing-cycles>7</meta:editing-cycles>
    <meta:generator>LibreOffice/4.3.5.2$Windows_x86 LibreOffice_project/3a87456aaa6a95c63eea1c1b3201acedf0751bd5</meta:generator>
    <meta:document-statistic meta:table-count="3" meta:cell-count="119" meta:object-count="0"/>
  </office:meta>
</office:document-meta>
</file>